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7495c" officeooo:paragraph-rsid="0007495c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080bb6" officeooo:paragraph-rsid="00080bb6" style:language-asian="zxx" style:country-asian="none" style:font-weight-asian="bold" style:language-complex="zxx" style:country-complex="none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0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Kotlin se basa en acivitys principalmente, se podría decir que son como las clases de java. En vez de métodos se llaman funciones: fun funcionPrueba(...){...}, a diferencia de java, las funciones no tienen por que estar dentro de clases(activitys). Y como en pyhton no usamos ; al final de cada sentencia. Cuando busquemos información sobre Kotlin/andriodStudio es recinebdable buscar en android developer.</text:p>
      <text:p text:style-name="P1"><text:tab/>Tambien tiene clases y pueden extender:</text:p>
      <text:p text:style-name="P1">class MainActivity : ..la extensión..</text:p>
      <text:p text:style-name="P1"><text:tab/>empezariamos a codificar aquí</text:p>
      <text:p text:style-name="P1"/>
      <text:p text:style-name="P1"/>
      <text:p text:style-name="P2"><draw:frame text:anchor-type="paragraph" draw:z-index="0" draw:name="Marco de texto 1" draw:style-name="gr2" draw:text-style-name="P4" svg:width="6.55cm" svg:height="1.015cm" svg:x="4.951cm" svg:y="1.847cm"><draw:text-box><text:p><text:span text:style-name="T5">Función que recibe 2 parámetros y que no devuelve nada(Unit))</text:span></text:p></draw:text-box></draw:frame>Las funciones:<text:span text:style-name="T3"> Puedes hacer que una función reciba como parámetro otra función. Cuando le ponemos una función como parámetro siempre se pone este al final. Podemos ponerle valores por defecto a una variable, como en python, tambien podemos darle las variables desordenadas a la hora de llamar a la función (esto no funciona si una de las variables es una función):</text:span></text:p>
      <text:p text:style-name="P2"><text:span text:style-name="T3"/></text:p>
      <text:p text:style-name="P2"><draw:path text:anchor-type="paragraph" draw:z-index="1" draw:name="Curva de Bézier 1" draw:style-name="gr1" draw:text-style-name="P3" svg:width="5.4cm" svg:height="0.265cm" svg:x="4.62cm" svg:y="0.425cm" svg:viewBox="0 0 5401 266" svg:d="M0 69c212 0 422 0 636 0 204 0 412-24 616 0 214 24 399-48 616-45 206 4 409-19 616-22 203-4 410 0 617 0 212 0 425-3 637 0 206 2 411 3 616 22 202 20 409-1 617 0h205l205 66 20 176"><text:p/></draw:path><draw:polyline text:anchor-type="paragraph" draw:z-index="2" draw:name="Línea poligonal con 3 vértices 1" draw:style-name="gr1" draw:text-style-name="P3" svg:width="0.531cm" svg:height="0.044cm" draw:transform="skewX (0.48956485518441) rotate (-2.38691228502745) translate (4.62362236814472cm 0.439820136702772cm)" svg:viewBox="0 0 532 45" draw:points="0,13 340,0 532,45"><text:p/></draw:polyline><text:span text:style-name="T3"/></text:p>
      <text:p text:style-name="P2"><text:span text:style-name="T3">fun calcular(a: Int, b: Int, operación: (x: Int, y: Int) → Unit){ </text:span></text:p>
      <text:p text:style-name="P2"><text:span text:style-name="T3"><text:tab/>operacion(</text:span><text:span text:style-name="T4">a,b</text:span><text:span text:style-name="T3">)</text:span></text:p>
      <text:p text:style-name="P2"><text:span text:style-name="T3">}</text:span></text:p>
      <text:p text:style-name="P2"><text:span text:style-name="T3"/></text:p>
      <text:p text:style-name="P2"><text:span text:style-name="T3">fun…{</text:span></text:p>
      <text:p text:style-name="P2"><text:span text:style-name="T3"><text:tab/>calcular( </text:span><text:span text:style-name="T2">3, 4</text:span><text:span text:style-name="T3">,</text:span></text:p>
      <text:p text:style-name="P2"><text:span text:style-name="T3"><text:tab/><text:tab/>fun(</text:span><text:span text:style-name="T1">x,y</text:span><text:span text:style-name="T3">){</text:span></text:p>
      <text:p text:style-name="P2"><text:span text:style-name="T3"><text:tab/><text:tab/><text:tab/>val resta = x – y</text:span></text:p>
      <text:p text:style-name="P2"><text:span text:style-name="T3"><text:tab/><text:tab/><text:tab/>Log.d(“calcular”, resta.toString())</text:span></text:p>
      <text:p text:style-name="P2"><text:span text:style-name="T3"><text:tab/><text:tab/>}</text:span></text:p>
      <text:p text:style-name="P2"><text:span text:style-name="T3"><text:tab/>)</text:span></text:p>
      <text:p text:style-name="P2"><text:span text:style-name="T3">}</text:span></text:p>
      <text:p text:style-name="P2"><text:span text:style-name="T3"/></text:p>
      <text:p text:style-name="P2"><text:span text:style-name="T3"><text:tab/>Si a la hora de crear una función tiene otra funciíon pero que no recibe parámetros se puede simplificar. (Ejemplo anterior como si operacion no recibiese nada):</text:span></text:p>
      <text:p text:style-name="P2"><text:span text:style-name="T3"/></text:p>
      <text:p text:style-name="P2"><text:span text:style-name="T3">calcular(3,4) {</text:span></text:p>
      <text:p text:style-name="P2"><text:span text:style-name="T3"><text:tab/>Log.d...</text:span></text:p>
      <text:p text:style-name="P2"><text:span text:style-name="T3">}</text:span></text:p>
      <text:p text:style-name="P2"><text:span text:style-name="T3">Cuando abrimos la llave sería el 3 parámetro (la funció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8:08:27.915000000</meta:creation-date>
    <dc:date>2023-09-27T13:10:44.698819851</dc:date>
    <meta:editing-duration>PT18M2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1" meta:word-count="208" meta:character-count="1300" meta:non-whitespace-character-count="1093"/>
  </office:meta>
</office:document-meta>
</file>